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11-0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10-20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7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7-17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4-21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4-0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4-0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1-2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1-0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1-0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10-15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08-1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07-23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06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04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01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10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09-1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08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08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07-25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04-24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01-1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2-12-2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2-10-24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2-07-26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2-04-27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2-01-1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10-2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8-0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5-2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5-0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4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2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1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1-07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0-10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0-08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0-07-3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0-04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0-01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9-10-24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9-09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9-07-23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9-05-2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9-05-0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9-01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8-10-2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8-08-0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8-04-2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8-04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8-01-3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12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10-26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10-0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07-2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05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05-0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02-2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01-3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6-10-3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6-09-2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6-08-0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6-05-0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6-01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5-11-0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5-09-09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5-08-04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5-04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5-01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4-11-0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4-07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4-04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4-02-0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3-10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3-07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3-04-2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3-01-1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2-11-0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2-09-1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2-08-0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2-04-2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2-01-3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1-10-3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1-08-0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1-05-0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1-02-0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0-11-0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0-10-1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0-08-0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0-05-0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0-02-0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9-12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9-08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9-02-0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8-11-1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8-07-3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8-04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8-01-2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7-11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7-07-3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7-04-3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7-01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6-10-3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6-08-0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6-05-0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6-02-0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5-11-01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5-08-0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5-07-2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5-05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5-01-2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4-11-0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4-05-2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4-02-04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3-11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3-02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2-02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1-11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0-12-0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0-09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0-06-1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0-03-1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9-06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8-08-05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8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6" meta:object-count="0"/>
    <meta:user-defined meta:name="AppVersion">3.0</meta:user-defined>
  </office:meta>
</office:document-meta>
</file>